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list-style-name="L1"/>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editor should enable push-button creation of deployment packages for one or more platforms. Each project would contain a list of deployment packages. Each package references:</text:p>
      <text:p text:style-name="Standard"/>
      <text:list text:style-name="L1">
        <text:list-item>
          <text:p text:style-name="P1">a platform bundle</text:p>
        </text:list-item>
        <text:list-item>
          <text:p text:style-name="P1">a packager</text:p>
        </text:list-item>
        <text:list-item>
          <text:p text:style-name="P1">a list of scenes, with one marked as “start”</text:p>
        </text:list-item>
        <text:list-item>
          <text:p text:style-name="P1">properties like name, description, etc. (figure these out)</text:p>
        </text:list-item>
        <text:list-item>
          <text:p text:style-name="P1">Any additional files, such as README or licensing files</text:p>
        </text:list-item>
      </text:list>
      <text:p text:style-name="Standard"/>
      <text:p text:style-name="Standard">A platform bundle is just a .zip file that contains prebuilt unmanaged binaries for a particular platform, such as Win32. Once the framework matures, these unmanaged support libraries should not be changing frequently. Platform bundles will be available for download from the framework project site, or you can create your own if you need additional libraries for your own behaviors.</text:p>
      <text:p text:style-name="Standard"/>
      <text:p text:style-name="Standard">A packager is an editor addon that knows how to build an installation package for a particular system, such as MSI for windows or RPM for Linux. I'll probably start with a simple .zip packag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2-02T15:37:11</meta:creation-date>
    <dc:creator>Jason Perkins</dc:creator>
    <dc:date>2006-02-02T15:44:22</dc:date>
    <meta:editing-cycles>2</meta:editing-cycles>
    <meta:editing-duration>PT7M11S</meta:editing-duration>
    <meta:user-defined meta:name="Info 1"/>
    <meta:user-defined meta:name="Info 2"/>
    <meta:user-defined meta:name="Info 3"/>
    <meta:user-defined meta:name="Info 4"/>
    <meta:document-statistic meta:table-count="0" meta:image-count="0" meta:object-count="0" meta:page-count="1" meta:paragraph-count="8" meta:word-count="153" meta:character-count="938"/>
  </office:meta>
</office:document-meta>
</file>